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61551425" text:style-name="WWNum1">
        <text:list-item>
          <text:p text:style-name="P2">Verificar la cabecera de cada uno de los archivos que subamos para ver que corresponde a un miembro del equipo</text:p>
        </text:list-item>
        <text:list-item>
          <text:p text:style-name="P1">Comprobar que el programa compile</text:p>
        </text:list-item>
        <text:list-item>
          <text:p text:style-name="P1">Entregar un Makefile, que compile vuestro proyecto con reglas $NAME, clean y fclean</text:p>
        </text:list-item>
        <text:list-item>
          <text:p text:style-name="P1">Crear un programa que reciba un número como argumento de entrada y lo convierta en su valor escrito</text:p>
        </text:list-item>
        <text:list-item>
          <text:p text:style-name="P1">Nombre del ejecutable: rush-02</text:p>
        </text:list-item>
        <text:list-item>
          <text:p text:style-name="P1">Compilar con el comando: </text:p>
          <text:list>
            <text:list-item>
              <text:p text:style-name="P3">make fclean</text:p>
            </text:list-item>
            <text:list-item>
              <text:p text:style-name="P3">make</text:p>
            </text:list-item>
          </text:list>
        </text:list-item>
        <text:list-item>
          <text:p text:style-name="P1">Manejar los números de la misma manera que atoi (Usamos atoi?)</text:p>
        </text:list-item>
        <text:list-item>
          <text:p text:style-name="P1">Recortar los espacios al principio y al final del valor en el diccionario (Eliminar espacios que aparecen en el diccionario)</text:p>
        </text:list-item>
        <text:list-item>
          <text:p text:style-name="P1">El diccionario puede ser modificado pero no se puede eliminar ninguno de sus valores.</text:p>
        </text:list-item>
        <text:list-item>
          <text:p text:style-name="P1">¿Funciona independientemente de como estén ordenados los valores en el diccionario?</text:p>
        </text:list-item>
        <text:list-item>
          <text:p text:style-name="P1">En el diccionario puede haber líneas vacías</text:p>
        </text:list-item>
        <text:list-item>
          <text:p text:style-name="P1"><text:span text:style-name="T2">Respuestas de error:</text:span></text:p>
          <text:list>
            <text:list-item>
              <text:p text:style-name="P3">Si tenéis algún<text:span text:style-name="T2"> error al analizar el diccionario</text:span>, vuestro programa debería devolver "<text:span text:style-name="T2">Dict Error\n</text:span>".</text:p>
            </text:list-item>
            <text:list-item>
              <text:p text:style-name="P3"><text:span text:style-name="T2">Si el diccionario no os permite solucionar el valor</text:span> demandado, vuestro programa debería devolver "<text:span text:style-name="T2">Dict Error\n</text:span>".</text:p>
            </text:list-item>
            <text:list-item>
              <text:p text:style-name="P3"><text:span text:style-name="T2">Si el argumento no es un número entero sin signo</text:span>, vuestro programa deberá devolver <text:span text:style-name="T2">’Error’ </text:span>seguido de un salto de línea.</text:p>
            </text:list-item>
          </text:list>
        </text:list-item>
        <text:list-item>
          <text:p text:style-name="P1">Cualquier memoria asignada en la heap (con malloc(3)) debe liberarse correctamente (Validaciones con Valgrin)</text:p>
        </text:list-item>
      </text:list>
      <text:p text:style-name="Standard"/>
      <text:p text:style-name="Standard"/>
      <text:p text:style-name="Standard">**********************************************************************************************</text:p>
      <text:p text:style-name="Standard"/>
      <text:p text:style-name="Standard">Pruebas de verificación:</text:p>
      <text:p text:style-name="Standard"/>
      <text:p text:style-name="Standard">$&gt; ./rush-02 42 | cat -e </text:p>
      <text:p text:style-name="Standard"><text:soft-page-break/>forty two$ </text:p>
      <text:p text:style-name="Standard"/>
      <text:p text:style-name="Standard">$&gt; ./rush-02 0 | cat -e </text:p>
      <text:p text:style-name="Standard">zero$ </text:p>
      <text:p text:style-name="Standard"/>
      <text:p text:style-name="Standard">$&gt; ./rush-02 10.4 | cat -e </text:p>
      <text:p text:style-name="Standard">Error$ </text:p>
      <text:p text:style-name="Standard"/>
      <text:p text:style-name="Standard">$&gt; ./rush-02 100000 | cat -e </text:p>
      <text:p text:style-name="Standard">one hundred thousand$ </text:p>
      <text:p text:style-name="Standard"/>
      <text:p text:style-name="Standard">$&gt; grep "20" numbers.dict | cat -e </text:p>
      <text:p text:style-name="Standard">20 : hey everybody !$ </text:p>
      <text:p text:style-name="Standard"/>
      <text:p text:style-name="Standard">$&gt; ./rush-02 20 | cat -e </text:p>
      <text:p text:style-name="Standard">hey everybody !$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2" meta:word-count="272" meta:character-count="1637" meta:non-whitespace-character-count="1403"/>
    <meta:generator>LibreOfficeDev/6.0.5.2$Linux_X86_64 LibreOffice_project/</meta:generator>
  </office:meta>
</office:document-meta>
</file>